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356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9c667" officeooo:paragraph-rsid="0019c66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9c667" officeooo:paragraph-rsid="0019c667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2cb5b2" officeooo:paragraph-rsid="002cb5b2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2cb5b2" officeooo:paragraph-rsid="002cb5b2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4043c3" officeooo:paragraph-rsid="004043c3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4043c3" officeooo:paragraph-rsid="004043c3" style:font-size-asian="17.5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color="#2a6099" loext:opacity="100%" fo:font-size="20pt" fo:font-weight="bold" officeooo:rsid="0019c667" officeooo:paragraph-rsid="0019c667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fo:font-size="20pt" fo:font-weight="bold" officeooo:rsid="002cb5b2" officeooo:paragraph-rsid="002cb5b2" style:font-size-asian="17.5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fo:font-size="20pt" fo:font-weight="bold" officeooo:rsid="002cb5b2" officeooo:paragraph-rsid="0041143d" style:font-size-asian="17.5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933" loext:opacity="100%" fo:font-size="20pt" fo:font-weight="bold" officeooo:rsid="0019c667" officeooo:paragraph-rsid="0019c667" style:font-size-asian="17.5pt" style:font-weight-asian="bold" style:font-size-complex="2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933" loext:opacity="100%" fo:font-size="20pt" fo:font-weight="bold" officeooo:rsid="002cb5b2" officeooo:paragraph-rsid="002cb5b2" style:font-size-asian="17.5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a933" loext:opacity="100%" fo:font-size="20pt" fo:font-weight="bold" officeooo:rsid="002cb5b2" officeooo:paragraph-rsid="0041143d" style:font-size-asian="17.5pt" style:font-weight-asian="bold" style:font-size-complex="2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9c667" officeooo:paragraph-rsid="0019c667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27ba86" officeooo:paragraph-rsid="0027ba86" style:font-size-asian="12.25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fo:font-weight="normal" officeooo:rsid="0019c667" officeooo:paragraph-rsid="0019c667" style:font-size-asian="12.25pt" style:font-weight-asian="normal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4pt" fo:font-weight="normal" officeooo:rsid="0027ba86" officeooo:paragraph-rsid="0027ba86" style:font-size-asian="12.25pt" style:font-weight-asian="normal" style:font-size-complex="14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19c667" officeooo:paragraph-rsid="0019c667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1a4e36" officeooo:paragraph-rsid="001a4e36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1b80d5" officeooo:paragraph-rsid="001b80d5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1d68d5" officeooo:paragraph-rsid="001d68d5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1e65c8" officeooo:paragraph-rsid="001e65c8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1f53cb" officeooo:paragraph-rsid="001f53cb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14f31" officeooo:paragraph-rsid="00214f31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24d35e" officeooo:paragraph-rsid="0024d35e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290813" officeooo:paragraph-rsid="00290813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2a31c1" officeooo:paragraph-rsid="002a31c1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2cb5b2" officeooo:paragraph-rsid="002cb5b2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2dc0b1" officeooo:paragraph-rsid="002dc0b1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2e8e1b" officeooo:paragraph-rsid="002e8e1b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338d67" officeooo:paragraph-rsid="00338d67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37c459" officeooo:paragraph-rsid="0037c459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3960ea" officeooo:paragraph-rsid="003960ea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3d74c6" officeooo:paragraph-rsid="003d74c6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3f7771" officeooo:paragraph-rsid="003f7771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3ff4b5" officeooo:paragraph-rsid="003ff4b5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4372cb" officeooo:paragraph-rsid="004372cb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4372cb" officeooo:paragraph-rsid="0043b1ca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43b1ca" officeooo:paragraph-rsid="0043b1ca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4937d8" officeooo:paragraph-rsid="004937d8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49cf4e" officeooo:paragraph-rsid="0049cf4e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4b8766" officeooo:paragraph-rsid="004b8766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4dab0a" officeooo:paragraph-rsid="004dab0a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officeooo:rsid="004eea5a" officeooo:paragraph-rsid="004eea5a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language="fr" fo:country="FR"/>
    </style:style>
    <style:style style:name="T4" style:family="text">
      <style:text-properties officeooo:rsid="001d68d5"/>
    </style:style>
    <style:style style:name="T5" style:family="text">
      <style:text-properties officeooo:rsid="001e65c8"/>
    </style:style>
    <style:style style:name="T6" style:family="text">
      <style:text-properties officeooo:rsid="00214f31"/>
    </style:style>
    <style:style style:name="T7" style:family="text">
      <style:text-properties officeooo:rsid="00239901"/>
    </style:style>
    <style:style style:name="T8" style:family="text">
      <style:text-properties officeooo:rsid="0027ba86"/>
    </style:style>
    <style:style style:name="T9" style:family="text">
      <style:text-properties officeooo:rsid="00281bc2"/>
    </style:style>
    <style:style style:name="T10" style:family="text">
      <style:text-properties officeooo:rsid="00290813"/>
    </style:style>
    <style:style style:name="T11" style:family="text">
      <style:text-properties officeooo:rsid="002a31c1"/>
    </style:style>
    <style:style style:name="T12" style:family="text">
      <style:text-properties officeooo:rsid="002dc0b1"/>
    </style:style>
    <style:style style:name="T13" style:family="text">
      <style:text-properties officeooo:rsid="0031d29e"/>
    </style:style>
    <style:style style:name="T14" style:family="text">
      <style:text-properties officeooo:rsid="003515b5"/>
    </style:style>
    <style:style style:name="T15" style:family="text">
      <style:text-properties officeooo:rsid="00366125"/>
    </style:style>
    <style:style style:name="T16" style:family="text">
      <style:text-properties officeooo:rsid="003960ea"/>
    </style:style>
    <style:style style:name="T17" style:family="text">
      <style:text-properties officeooo:rsid="004b8766"/>
    </style:style>
    <style:style style:name="T18" style:family="text">
      <style:text-properties officeooo:rsid="004be8fd"/>
    </style:style>
    <style:style style:name="T19" style:family="text">
      <style:text-properties officeooo:rsid="005384f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tant que Utilisateurs non connectés</text:p>
      <text:p text:style-name="P1"><text:span text:style-name="T1"/></text:p>
      <text:p text:style-name="P2"><text:span text:style-name="T1"/></text:p>
      <table:table table:name="Table1" table:style-name="Table1">
        <table:table-column table:style-name="Table1.A" table:number-columns-repeated="2"/>
        <table:table-row table:style-name="TableLine94047173573728">
          <table:table-cell table:style-name="Table1.A1" office:value-type="string">
            <text:p text:style-name="P7">Je veux</text:p>
          </table:table-cell>
          <table:table-cell table:style-name="Table1.B1" office:value-type="string">
            <text:p text:style-name="P10">Pour</text:p>
          </table:table-cell>
        </table:table-row>
        <table:table-row table:style-name="TableLine94047173573728">
          <table:table-cell table:style-name="Table1.A2" office:value-type="string">
            <text:p text:style-name="P14">Avoir accés à une page d’inscription</text:p>
          </table:table-cell>
          <table:table-cell table:style-name="Table1.B2" office:value-type="string">
            <text:p text:style-name="P16">Créer un compte renseigner email, nom, mot de passe</text:p>
          </table:table-cell>
        </table:table-row>
        <table:table-row table:style-name="TableLine94047173573728">
          <table:table-cell table:style-name="Table1.A2" office:value-type="string">
            <text:p text:style-name="P13"><text:span text:style-name="T3">Pouvoir</text:span> créer un compte</text:p>
          </table:table-cell>
          <table:table-cell table:style-name="Table1.B2" office:value-type="string">
            <text:p text:style-name="P15">Être idendifiable sur le site</text:p>
          </table:table-cell>
        </table:table-row>
        <table:table-row table:style-name="TableLine94047173573728">
          <table:table-cell table:style-name="Table1.A2" office:value-type="string">
            <text:p text:style-name="P17">Pouvoir me connecter <text:span text:style-name="T8">avec un</text:span><text:span text:style-name="T10">e</text:span><text:span text:style-name="T8"> page de login</text:span></text:p>
          </table:table-cell>
          <table:table-cell table:style-name="Table1.B2" office:value-type="string">
            <text:p text:style-name="P19"><text:span text:style-name="T8">Avoir accès aux </text:span><text:span text:style-name="T9">fonctionnalités du site: r</text:span><text:span text:style-name="T8">ediger un c</text:span>omment<text:span text:style-name="T8">aire</text:span> et noter les articles</text:p>
          </table:table-cell>
        </table:table-row>
        <table:table-row table:style-name="TableLine94047173573728">
          <table:table-cell table:style-name="Table1.A2" office:value-type="string">
            <text:p text:style-name="P26">Cliquer un bouton <text:span text:style-name="T11">de type switch</text:span></text:p>
          </table:table-cell>
          <table:table-cell table:style-name="Table1.B2" office:value-type="string">
            <text:p text:style-name="P27">Basculer sur le site en dark mode ou light mode</text:p>
          </table:table-cell>
        </table:table-row>
        <table:table-row table:style-name="TableLine94047173573728">
          <table:table-cell table:style-name="Table1.A2" office:value-type="string">
            <text:p text:style-name="P19">Avoir accès aux articles</text:p>
          </table:table-cell>
          <table:table-cell table:style-name="Table1.B2" office:value-type="string">
            <text:p text:style-name="P19">Lire les articles</text:p>
          </table:table-cell>
        </table:table-row>
        <table:table-row table:style-name="TableLine94047173573728">
          <table:table-cell table:style-name="Table1.A2" office:value-type="string">
            <text:p text:style-name="P20">Voir <text:span text:style-name="T11">une selection</text:span> <text:span text:style-name="T11">d’</text:span>articles sur la page d’accueil</text:p>
          </table:table-cell>
          <table:table-cell table:style-name="Table1.B2" office:value-type="string">
            <text:p text:style-name="P20"><text:span text:style-name="T4">A</text:span>voir un avis rapide sur un articles, <text:span text:style-name="T11">découvrire des articles</text:span></text:p>
          </table:table-cell>
        </table:table-row>
        <table:table-row table:style-name="TableLine94047173573728">
          <table:table-cell table:style-name="Table1.A2" office:value-type="string">
            <text:p text:style-name="P25">Voir les commentaires et les notes <text:span text:style-name="T11">laissé par les</text:span> utilisateurs connecté</text:p>
          </table:table-cell>
          <table:table-cell table:style-name="Table1.B2" office:value-type="string">
            <text:p text:style-name="P25">Lire <text:span text:style-name="T8">les avis des utilisateurs connecté</text:span></text:p>
          </table:table-cell>
        </table:table-row>
        <table:table-row table:style-name="Table1.9">
          <table:table-cell table:style-name="Table1.A2" office:value-type="string">
            <text:p text:style-name="P27">Voir la moyenne des notes laissé par les utilisateurs d’un article</text:p>
          </table:table-cell>
          <table:table-cell table:style-name="Table1.B2" office:value-type="string">
            <text:p text:style-name="P27">Avoir un avis rapide sur un article</text:p>
          </table:table-cell>
        </table:table-row>
        <table:table-row table:style-name="TableLine94047173573728">
          <table:table-cell table:style-name="Table1.A2" office:value-type="string">
            <text:p text:style-name="P21">Voir un apperçu des notes des articles avec un code couleur variant du plus mauvais(rouge) au meilleur (vert)</text:p>
          </table:table-cell>
          <table:table-cell table:style-name="Table1.B2" office:value-type="string">
            <text:p text:style-name="P21">Avoir un avis rapide sur un article</text:p>
          </table:table-cell>
        </table:table-row>
        <table:table-row table:style-name="TableLine94047173573728">
          <table:table-cell table:style-name="Table1.A2" office:value-type="string">
            <text:p text:style-name="P21">Avoir <text:span text:style-name="T12">un</text:span> boutons sous les articles <text:span text:style-name="T12">tronqués</text:span></text:p>
          </table:table-cell>
          <table:table-cell table:style-name="Table1.B2" office:value-type="string">
            <text:p text:style-name="P18">Ê<text:span text:style-name="T4">tre rediriger vers la version complete de l’article</text:span></text:p>
          </table:table-cell>
        </table:table-row>
        <table:table-row table:style-name="TableLine94047173573728">
          <table:table-cell table:style-name="Table1.A2" office:value-type="string">
            <text:p text:style-name="P21">Avoir une <text:span text:style-name="T5">courte</text:span> description de l’article</text:p>
          </table:table-cell>
          <table:table-cell table:style-name="Table1.B2" office:value-type="string">
            <text:p text:style-name="P22">Avoir un apperçu du contenu de l’article</text:p>
          </table:table-cell>
        </table:table-row>
        <table:table-row table:style-name="TableLine94047173573728">
          <table:table-cell table:style-name="Table1.A2" office:value-type="string">
            <text:p text:style-name="P23">Une barre de navigation avec les noms des categories</text:p>
          </table:table-cell>
          <table:table-cell table:style-name="Table1.B2" office:value-type="string">
            <text:p text:style-name="P23">Pouvoir naviguer vers une categorie</text:p>
          </table:table-cell>
        </table:table-row>
        <table:table-row table:style-name="TableLine94047173573728">
          <table:table-cell table:style-name="Table1.A2" office:value-type="string">
            <text:p text:style-name="P24">Cliquer sur differents filtres sous chaques categories</text:p>
          </table:table-cell>
          <table:table-cell table:style-name="Table1.B2" office:value-type="string">
            <text:p text:style-name="P24">Filtrer des articles dans une categorie</text:p>
          </table:table-cell>
        </table:table-row>
        <table:table-row table:style-name="TableLine94047173573728">
          <table:table-cell table:style-name="Table1.A2" office:value-type="string">
            <text:p text:style-name="P24">Cliquer sur le titre du site</text:p>
          </table:table-cell>
          <table:table-cell table:style-name="Table1.B2" office:value-type="string">
            <text:p text:style-name="P18">Ê<text:span text:style-name="T6">tre rediriger </text:span><text:span text:style-name="T7">sur</text:span><text:span text:style-name="T6"> la page principale du site</text:span></text:p>
          </table:table-cell>
        </table:table-row>
        <table:table-row table:style-name="TableLine94047173573728">
          <table:table-cell table:style-name="Table1.A2" office:value-type="string">
            <text:p text:style-name="P25">Avoir une barre de recherche</text:p>
          </table:table-cell>
          <table:table-cell table:style-name="Table1.B2" office:value-type="string">
            <text:p text:style-name="P25">Rechercher un article précis</text:p>
          </table:table-cell>
        </table:table-row>
        <table:table-row table:style-name="TableLine94047173573728">
          <table:table-cell table:style-name="Table1.A2" office:value-type="string">
            <text:p text:style-name="P26">Avoir accès à une page de contacte</text:p>
          </table:table-cell>
          <table:table-cell table:style-name="Table1.B2" office:value-type="string">
            <text:p text:style-name="P26">Remplire un formulaire et le remonter des avis d’utilisateurs sur le fonctionnement générale du site</text:p>
          </table:table-cell>
        </table:table-row>
        <table:table-row table:style-name="TableLine94047173573728">
          <table:table-cell table:style-name="Table1.A2" office:value-type="string">
            <text:p text:style-name="P27">Avoir accès à une page About</text:p>
          </table:table-cell>
          <table:table-cell table:style-name="Table1.B2" office:value-type="string">
            <text:p text:style-name="P27">En apprendre plus sur le site</text:p>
          </table:table-cell>
        </table:table-row>
      </table:table>
      <text:p text:style-name="P2"><text:span text:style-name="T1"/></text:p>
      <text:p text:style-name="P2"><text:span text:style-name="T1"/></text:p>
      <text:p text:style-name="P3"><text:soft-page-break/>En tant que Utilisateur connecté</text:p>
      <text:p text:style-name="P4"><text:span text:style-name="T2"/></text:p>
      <table:table table:name="Table2" table:style-name="Table2">
        <table:table-column table:style-name="Table2.A" table:number-columns-repeated="2"/>
        <table:table-row table:style-name="TableLine94047173978480">
          <table:table-cell table:style-name="Table2.A1" office:value-type="string">
            <text:p text:style-name="P8">Je veux</text:p>
          </table:table-cell>
          <table:table-cell table:style-name="Table2.B1" office:value-type="string">
            <text:p text:style-name="P11">Pour</text:p>
          </table:table-cell>
        </table:table-row>
        <table:table-row table:style-name="TableLine94047173978480">
          <table:table-cell table:style-name="Table2.A2" office:value-type="string">
            <text:p text:style-name="P28">Un bouton logout</text:p>
          </table:table-cell>
          <table:table-cell table:style-name="Table2.B2" office:value-type="string">
            <text:p text:style-name="P28">Se déconnecter </text:p>
          </table:table-cell>
        </table:table-row>
        <table:table-row table:style-name="TableLine94047173978480">
          <table:table-cell table:style-name="Table2.A2" office:value-type="string">
            <text:p text:style-name="P31">Voir une notification à la premiére connection</text:p>
          </table:table-cell>
          <table:table-cell table:style-name="Table2.B2" office:value-type="string">
            <text:p text:style-name="P31">Demander de cliquer le lien d’utilisateur vérifié dans ses emails</text:p>
            <text:p text:style-name="P31">Confirmer la création du compte</text:p>
          </table:table-cell>
        </table:table-row>
        <table:table-row table:style-name="TableLine94047173978480">
          <table:table-cell table:style-name="Table2.A2" office:value-type="string">
            <text:p text:style-name="P31">Voir une notification</text:p>
          </table:table-cell>
          <table:table-cell table:style-name="Table2.B2" office:value-type="string">
            <text:p text:style-name="P31">Confirmé la connection au site</text:p>
            <text:p text:style-name="P31">Confirmé une déconnection</text:p>
          </table:table-cell>
        </table:table-row>
        <table:table-row table:style-name="TableLine94047173978480">
          <table:table-cell table:style-name="Table2.A2" office:value-type="string">
            <text:p text:style-name="P29">Sous un article, un bouton “<text:span text:style-name="T15">faire</text:span> une review”</text:p>
          </table:table-cell>
          <table:table-cell table:style-name="Table2.B2" office:value-type="string">
            <text:p text:style-name="P29">Commenter et noter l’article</text:p>
          </table:table-cell>
        </table:table-row>
        <table:table-row table:style-name="TableLine94047173978480">
          <table:table-cell table:style-name="Table2.A2" office:value-type="string">
            <text:p text:style-name="P30">La page de l’article rafraichit <text:span text:style-name="T14">automatiquement</text:span> <text:span text:style-name="T13">après soumission du formlaire</text:span></text:p>
          </table:table-cell>
          <table:table-cell table:style-name="Table2.B2" office:value-type="string">
            <text:p text:style-name="P30">Voir immédiatement le commentaire et la note laissé sous l’article</text:p>
          </table:table-cell>
        </table:table-row>
        <table:table-row table:style-name="TableLine94047173978480">
          <table:table-cell table:style-name="Table2.A2" office:value-type="string">
            <text:p text:style-name="P32">Une page de profile utilisateur</text:p>
          </table:table-cell>
          <table:table-cell table:style-name="Table2.B2" office:value-type="string">
            <text:p text:style-name="P32">Voir un récapitulatif de toute<text:span text:style-name="T16">s</text:span> les reviews faite sur le site</text:p>
            <text:p text:style-name="P33">Voir une image de profile</text:p>
            <text:p text:style-name="P34">Changer de nom/pseudo</text:p>
          </table:table-cell>
        </table:table-row>
        <table:table-row table:style-name="TableLine94047173978480">
          <table:table-cell table:style-name="Table2.A2" office:value-type="string">
            <text:p text:style-name="P35">Voter positifs ou négatifs les autres commentaire</text:p>
          </table:table-cell>
          <table:table-cell table:style-name="Table2.B2" office:value-type="string">
            <text:p text:style-name="P35">Juger l’utilité du commentaire d’un utilisateur</text:p>
          </table:table-cell>
        </table:table-row>
        <table:table-row table:style-name="TableLine94047173978480">
          <table:table-cell table:style-name="Table2.A2" office:value-type="string">
            <text:p text:style-name="P35">Afficher le total de vote positif et negatif d’un commentaire</text:p>
          </table:table-cell>
          <table:table-cell table:style-name="Table2.B2" office:value-type="string">
            <text:p text:style-name="P35">Juger l’utilité du commentaire d’un utilisateur</text:p>
          </table:table-cell>
        </table:table-row>
        <table:table-row table:style-name="TableLine94047173978480">
          <table:table-cell table:style-name="Table2.A2" office:value-type="string">
            <text:p text:style-name="P35">Afficher le total de vote positif et negatif d’un compte utilisateur</text:p>
          </table:table-cell>
          <table:table-cell table:style-name="Table2.B2" office:value-type="string">
            <text:p text:style-name="P36">Juger si un utilisateur a tendance à créer des bons commentaire ou non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oft-page-break/>En tant que Admin</text:p>
      <text:p text:style-name="P6"><text:span text:style-name="T2"/></text:p>
      <table:table table:name="Table3" table:style-name="Table3">
        <table:table-column table:style-name="Table3.A" table:number-columns-repeated="2"/>
        <table:table-row table:style-name="TableLine94047204229408">
          <table:table-cell table:style-name="Table3.A1" office:value-type="string">
            <text:p text:style-name="P9">Je veux</text:p>
          </table:table-cell>
          <table:table-cell table:style-name="Table3.B1" office:value-type="string">
            <text:p text:style-name="P12">Pour</text:p>
          </table:table-cell>
        </table:table-row>
        <table:table-row table:style-name="TableLine94047204229408">
          <table:table-cell table:style-name="Table3.A2" office:value-type="string">
            <text:p text:style-name="P37">Gérer les articles</text:p>
          </table:table-cell>
          <table:table-cell table:style-name="Table3.B2" office:value-type="string">
            <text:p text:style-name="P37">Les créer, les editer, les supprimer, afficher/masquer</text:p>
            <text:p text:style-name="P41">Classer les articles dans des catégories</text:p>
          </table:table-cell>
        </table:table-row>
        <table:table-row table:style-name="TableLine94047204229408">
          <table:table-cell table:style-name="Table3.A2" office:value-type="string">
            <text:p text:style-name="P37">Gérer les categories</text:p>
          </table:table-cell>
          <table:table-cell table:style-name="Table3.B2" office:value-type="string">
            <text:p text:style-name="P37">Les créer, les editer, les supprimer, afficher/masquer</text:p>
          </table:table-cell>
        </table:table-row>
        <table:table-row table:style-name="TableLine94047204229408">
          <table:table-cell table:style-name="Table3.A2" office:value-type="string">
            <text:p text:style-name="P39">Gérer les utilisateurs</text:p>
          </table:table-cell>
          <table:table-cell table:style-name="Table3.B2" office:value-type="string">
            <text:p text:style-name="P38">Les créer, les editer, les supprimer, <text:span text:style-name="T18">changer le rôle en admin</text:span></text:p>
            <text:p text:style-name="P39">Liste des utilisateurs</text:p>
          </table:table-cell>
        </table:table-row>
        <table:table-row table:style-name="TableLine94047204229408">
          <table:table-cell table:style-name="Table3.A2" office:value-type="string">
            <text:p text:style-name="P40">Gérer les commentaires</text:p>
          </table:table-cell>
          <table:table-cell table:style-name="Table3.B2" office:value-type="string">
            <text:p text:style-name="P40">Les supprimers si inapproprié</text:p>
          </table:table-cell>
        </table:table-row>
        <table:table-row table:style-name="TableLine94047204229408">
          <table:table-cell table:style-name="Table3.A2" office:value-type="string">
            <text:p text:style-name="P42">Gérer les formulaires de la page Contacte</text:p>
          </table:table-cell>
          <table:table-cell table:style-name="Table3.B2" office:value-type="string">
            <text:p text:style-name="P18">Ê<text:span text:style-name="T17">tre informé par les utilisateurs </text:span></text:p>
          </table:table-cell>
        </table:table-row>
        <table:table-row table:style-name="TableLine94047204229408">
          <table:table-cell table:style-name="Table3.A2" office:value-type="string">
            <text:p text:style-name="P43">Gérer l’affichage de la page principale</text:p>
          </table:table-cell>
          <table:table-cell table:style-name="Table3.B2" office:value-type="string">
            <text:p text:style-name="P44">Choisir quel<text:span text:style-name="T19">s</text:span> articles mettre en avant </text:p>
          </table:table-cell>
        </table:table-row>
      </table:table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09:24:50.649240881</meta:creation-date>
    <dc:date>2022-05-19T14:56:16.804252824</dc:date>
    <meta:editing-duration>PT3H20M17S</meta:editing-duration>
    <meta:editing-cycles>34</meta:editing-cycles>
    <meta:generator>LibreOffice/7.3.2.2$Linux_X86_64 LibreOffice_project/30$Build-2</meta:generator>
    <meta:document-statistic meta:table-count="3" meta:image-count="0" meta:object-count="0" meta:page-count="3" meta:paragraph-count="79" meta:word-count="503" meta:character-count="3091" meta:non-whitespace-character-count="2664"/>
  </office:meta>
</office:document-meta>
</file>